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18b05"/>
    </style:style>
    <style:style style:name="P2" style:family="paragraph" style:parent-style-name="Standard">
      <style:paragraph-properties fo:text-align="start" style:justify-single-word="false"/>
      <style:text-properties officeooo:paragraph-rsid="002208b7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91b19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1b19" officeooo:paragraph-rsid="00191b19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5da6" officeooo:paragraph-rsid="001c5da6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c5da6" officeooo:paragraph-rsid="001cb317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text-transform="capitalize" fo:color="#333333" style:font-name="Roboto" fo:font-size="10.1999998092651pt" fo:letter-spacing="normal" fo:font-style="normal" fo:font-weight="bold" officeooo:paragraph-rsid="00218b05"/>
    </style:style>
    <style:style style:name="P8" style:family="paragraph" style:parent-style-name="Standard">
      <style:paragraph-properties fo:text-align="start" style:justify-single-word="false"/>
      <style:text-properties fo:text-transform="capitalize" fo:color="#000000" style:font-name="Liberation Serif" fo:font-size="12pt" fo:letter-spacing="normal" fo:font-style="normal" fo:font-weight="normal" officeooo:rsid="001e706f" officeooo:paragraph-rsid="001e706f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191b19" officeooo:paragraph-rsid="00191b1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91b19" officeooo:paragraph-rsid="00191b19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91b19" officeooo:paragraph-rsid="001ab254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5da6" officeooo:paragraph-rsid="001c5da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c5da6" officeooo:paragraph-rsid="001cb317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1cb317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1ffee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e706f" officeooo:paragraph-rsid="001e706f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1e706f" officeooo:paragraph-rsid="001ffee6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208b7" officeooo:paragraph-rsid="002208b7"/>
    </style:style>
    <style:style style:name="T1" style:family="text">
      <style:text-properties officeooo:rsid="00191b19"/>
    </style:style>
    <style:style style:name="T2" style:family="text">
      <style:text-properties officeooo:rsid="001c5da6"/>
    </style:style>
    <style:style style:name="T3" style:family="text">
      <style:text-properties officeooo:rsid="001ceb06"/>
    </style:style>
    <style:style style:name="T4" style:family="text">
      <style:text-properties officeooo:rsid="001e706f"/>
    </style:style>
    <style:style style:name="T5" style:family="text">
      <style:text-properties officeooo:rsid="001ffee6"/>
    </style:style>
    <style:style style:name="T6" style:family="text">
      <style:text-properties fo:text-transform="capitalize" fo:letter-spacing="normal" fo:font-style="normal"/>
    </style:style>
    <style:style style:name="T7" style:family="text">
      <style:text-properties fo:text-transform="capitalize" fo:letter-spacing="normal" fo:font-style="normal" officeooo:rsid="001e706f"/>
    </style:style>
    <style:style style:name="T8" style:family="text">
      <style:text-properties fo:text-transform="capitalize" fo:color="#000000" style:font-name="Liberation Serif" fo:font-size="12pt" fo:letter-spacing="normal" fo:font-style="normal" fo:font-weight="normal" officeooo:rsid="001e706f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text-transform="capitalize" fo:color="#000000" style:font-name="Liberation Serif" fo:font-size="12pt" fo:letter-spacing="normal" fo:font-style="normal" fo:font-weight="normal" officeooo:rsid="001ffee6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text-transform="capitalize" fo:color="#000000" style:font-name="Liberation Serif" fo:font-size="12pt" fo:letter-spacing="normal" fo:font-style="normal" fo:font-weight="normal" officeooo:rsid="00218b05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text-transform="capitalize" fo:color="#000000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text-transform="capitalize" fo:color="#000000" style:font-name="Liberation Serif" fo:font-size="12pt" fo:letter-spacing="normal" fo:font-style="normal" fo:font-weight="normal" officeooo:rsid="00227891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text-transform="capitalize" fo:color="#000000" style:font-name="Liberation Serif" fo:font-size="12pt" fo:letter-spacing="normal" fo:font-style="normal" fo:font-weight="normal" officeooo:rsid="00235285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color="#000000" style:font-name="Liberation Serif" fo:font-size="12pt" fo:font-weight="normal" officeooo:rsid="001ffee6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color="#000000" style:font-name="Liberation Serif" fo:font-size="12pt" fo:font-weight="normal" officeooo:rsid="00235285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officeooo:rsid="00227891"/>
    </style:style>
    <style:style style:name="T17" style:family="text">
      <style:text-properties officeooo:rsid="002352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elstar Web Application</text:p>
      <text:p text:style-name="P9"/>
      <text:p text:style-name="P9">Non-starter</text:p>
      <text:p text:style-name="P10">Non-starter Dashboard</text:p>
      <text:p text:style-name="P10"/>
      <text:p text:style-name="P10"/>
      <text:p text:style-name="P3"><text:span text:style-name="T3">1.</text:span><text:span text:style-name="T1">Loans / </text:span>Loan Amount / OD Amount / PAR Amount</text:p>
      <text:p text:style-name="P4"/>
      <text:p text:style-name="P10">SELECT</text:p>
      <text:p text:style-name="P11">SUM(CASE WHEN L.RunningDate = LAST_DAY(DATE_ADD( '2024-05-08' , INTERVAL -1 MONTH)) THEN L.CMNSOverDue ELSE 0 END) AS nonStarterOdDemandAmountSubtractOneMonth,</text:p>
      <text:p text:style-name="P11">SUM(CASE WHEN L.RunningDate = LAST_DAY(DATE_ADD( '2024-05-08' , INTERVAL -1 MONTH)) THEN L.CMNonStarterLoanAmount ELSE 0 END) AS nonStarterCurrentDemandAmountSubtractOneMonth,</text:p>
      <text:p text:style-name="P11">SUM(CASE WHEN L.RunningDate = LAST_DAY(DATE_ADD( '2024-05-08' , INTERVAL -1 MONTH)) THEN L.CMNonStarterLoanCount ELSE 0 END) AS nonStarterloancountSubtractOneMonth,</text:p>
      <text:p text:style-name="P11">SUM(CASE WHEN L.RunningDate = LAST_DAY(DATE_ADD( '2024-05-08' , INTERVAL -1 MONTH)) THEN L.CMNSPARAmt ELSE 0 END) AS nonStarterparAmtSubtractOneMonth,</text:p>
      <text:p text:style-name="P11">SUM(CASE WHEN L.RunningDate = LAST_DAY(DATE_ADD( '2024-05-08' , INTERVAL -1 MONTH)) THEN L.CMNSPortfolioAmt ELSE 0 END) AS nonStarterPortfolioAmtSubtractOneMonth,</text:p>
      <text:p text:style-name="P11">SUM(CASE WHEN L.RunningDate = LAST_DAY(DATE_ADD( '2024-05-08' , INTERVAL -2 MONTH)) THEN L.CMNSOverDue ELSE 0 END) AS nonStarterOdDemandAmountSubtractTwoMonth,</text:p>
      <text:p text:style-name="P11">SUM(CASE WHEN L.RunningDate = LAST_DAY(DATE_ADD( '2024-05-08' , INTERVAL -2 MONTH)) THEN L.CMNonStarterLoanAmount ELSE 0 END) AS nonStarterCurrentDemandAmountSubtractTwoMonth,</text:p>
      <text:p text:style-name="P11">SUM(CASE WHEN L.RunningDate = LAST_DAY(DATE_ADD( '2024-05-08' , INTERVAL -2 MONTH)) THEN L.CMNonStarterLoanCount ELSE 0 END) AS nonStarterloancountSubtractTwoMonth,</text:p>
      <text:p text:style-name="P11">SUM(CASE WHEN L.RunningDate = LAST_DAY(DATE_ADD( '2024-05-08' , INTERVAL -2 MONTH)) THEN L.CMNSPARAmt ELSE 0 END) AS nonStarterparAmtSubtractTwoMonth,</text:p>
      <text:p text:style-name="P11">SUM(CASE WHEN L.RunningDate = LAST_DAY(DATE_ADD( '2024-05-08' , INTERVAL -2 MONTH)) THEN L.CMNSPortfolioAmt ELSE 0 END) AS nonStarterPortfolioAmtSubtractTwoMonth,</text:p>
      <text:p text:style-name="P11">SUM(CASE WHEN L.RunningDate = LAST_DAY(DATE_ADD( <text:s/>'2024-05-08' , INTERVAL -3 MONTH)) THEN L.CMNSOverDue ELSE 0 END) AS nonStarterOdDemandAmountSubtractThreeMonth,</text:p>
      <text:p text:style-name="P11">SUM(CASE WHEN L.RunningDate = LAST_DAY(DATE_ADD( '2024-05-08' , INTERVAL -3 MONTH)) THEN L.CMNonStarterLoanAmount ELSE 0 END) AS nonStarterCurrentDemandAmountSubtractThreeMonth,</text:p>
      <text:p text:style-name="P11">SUM(CASE WHEN L.RunningDate = LAST_DAY(DATE_ADD( '2024-05-08' , INTERVAL -3 MONTH)) THEN L.CMNonStarterLoanCount ELSE 0 END) AS nonStarterloancountSubtractThreeMonth,</text:p>
      <text:p text:style-name="P11">SUM(CASE WHEN L.RunningDate = LAST_DAY(DATE_ADD( '2024-05-08' , INTERVAL -3 MONTH)) THEN L.CMNSPARAmt ELSE 0 END) AS nonStarterparAmtSubtractThreeMonth,</text:p>
      <text:p text:style-name="P11">SUM(CASE WHEN L.RunningDate = LAST_DAY(DATE_ADD( '2024-05-08' , INTERVAL -3 MONTH)) THEN L.CMNSPortfolioAmt ELSE 0 END) AS nonStarterPortfolioAmtSubtractThreeMonth,</text:p>
      <text:p text:style-name="P11"><text:soft-page-break/>SUM(CASE WHEN L.RunningDate = LAST_DAY(DATE_ADD( '2024-05-08' , INTERVAL -1 MONTH)) THEN L.M3DisbursedLoanCount ELSE 0 END) AS DisbursedLoanCountSubtractOneMonth,</text:p>
      <text:p text:style-name="P11">SUM(CASE WHEN L.RunningDate = LAST_DAY(DATE_ADD( '2024-05-08' , INTERVAL -1 MONTH)) THEN L.M3DisbursedLoanAmount ELSE 0 END) AS DisbursedLoanAmountSubtractOneMonth,</text:p>
      <text:p text:style-name="P11">SUM(CASE WHEN L.RunningDate = LAST_DAY(DATE_ADD( '2024-05-08' , INTERVAL -2 MONTH)) THEN L.M3DisbursedLoanCount ELSE 0 END) AS DisbursedLoanCountSubtractTwoMonth,</text:p>
      <text:p text:style-name="P11">SUM(CASE WHEN L.RunningDate = LAST_DAY(DATE_ADD( '2024-05-08' , INTERVAL -2 MONTH)) THEN L.M3DisbursedLoanAmount ELSE 0 END) AS DisbursedLoanAmountSubtractTwoMonth,</text:p>
      <text:p text:style-name="P11">SUM(CASE WHEN L.RunningDate = LAST_DAY(DATE_ADD( '2024-05-08' , INTERVAL -3 MONTH)) THEN L.M3DisbursedLoanCount ELSE 0 END) AS DisbursedLoanCountSubtractThreeMonth,</text:p>
      <text:p text:style-name="P11">SUM(CASE WHEN L.RunningDate = LAST_DAY(DATE_ADD( '2024-05-08' , INTERVAL -3 MONTH)) THEN L.M3DisbursedLoanAmount ELSE 0 END) AS DisbursedLoanAmountSubtractThreeMonth,</text:p>
      <text:p text:style-name="P11">SUM(CASE WHEN L.RunningDate = LAST_DAY(DATE_ADD( '2024-05-08' , INTERVAL -1 MONTH)) THEN L.M3OverDue ELSE 0 END) AS ODAmountSubtractOnemonth,</text:p>
      <text:p text:style-name="P11">SUM(CASE WHEN L.RunningDate = LAST_DAY(DATE_ADD( '2024-05-08' , INTERVAL -2 MONTH)) THEN L.M3OverDue ELSE 0 END) AS ODAmountSubtractTwomonth,</text:p>
      <text:p text:style-name="P11">SUM(CASE WHEN L.RunningDate = LAST_DAY(DATE_ADD( '2024-05-08' , INTERVAL -3 MONTH)) THEN L.M3OverDue ELSE 0 END) AS ODAmountSubtractThreemonth,</text:p>
      <text:p text:style-name="P11">SUM(CASE WHEN L.RunningDate = LAST_DAY(DATE_ADD( '2024-05-08' , INTERVAL -1 MONTH)) THEN L.M3PARAmt ELSE 0 END) AS parAmountSubtractOneMonth,</text:p>
      <text:p text:style-name="P11">SUM(CASE WHEN L.RunningDate = LAST_DAY(DATE_ADD( '2024-05-08' , INTERVAL -2 MONTH)) THEN L.M3PARAmt ELSE 0 END) AS parAmountSubtractTwoMonth,</text:p>
      <text:p text:style-name="P11">SUM(CASE WHEN L.RunningDate = LAST_DAY(DATE_ADD( '2024-05-08' , INTERVAL -3 MONTH)) THEN L.M3PARAmt ELSE 0 END) AS parAmountSubtractThreeMonth</text:p>
      <text:p text:style-name="P10">FROM data-analytics-336013.nonstarter.NonStarterDashboardSummary L</text:p>
      <text:p text:style-name="P11">WHERE (L.RunningDate = LAST_DAY(DATE_ADD( '2024-05-08' , INTERVAL -1 MONTH))</text:p>
      <text:p text:style-name="P11">OR L.RunningDate = LAST_DAY(DATE_ADD( '2024-05-08' , INTERVAL -2 MONTH))</text:p>
      <text:p text:style-name="P11">OR L.RunningDate = LAST_DAY(DATE_ADD( '2024-05-08' , INTERVAL -3 MONTH))) <text:s/>and (L.ModelID) in ('PRAGAT', <text:s text:c="4"/>'SHG', <text:s text:c="7"/>'SP') </text:p>
      <text:p text:style-name="P11"/>
      <text:p text:style-name="P11"/>
      <text:p text:style-name="P12"><text:span text:style-name="T3">2.</text:span>India map <text:s/></text:p>
      <text:p text:style-name="P12"/>
      <text:p text:style-name="P12"/>
      <text:p text:style-name="P12">SELECT A.StateID, IFNULL(A.StateName, A.StateID) AS StateName,</text:p>
      <text:p text:style-name="P12">SUM(IFNULL(A.CMNSOverDue, 0)) AS nonStarterOdDemandAmount,</text:p>
      <text:p text:style-name="P12">SUM(IFNULL(A.M3OverDue, 0)) AS TotalODAmount,</text:p>
      <text:p text:style-name="P12">ROUND(SAFE_DIVIDE(SUM(IFNULL(A.CMNSOverDue, 0)), SUM(IFNULL(A.M3OverDue, 0))) * 100.00, 2) AS LoanODPer,</text:p>
      <text:p text:style-name="P12">SUM(IFNULL(A.CMNonStarterLoanAmount, 0)) AS nonStarterLoanAmount,</text:p>
      <text:p text:style-name="P12">SUM(IFNULL(A.M3DisbursedLoanAmount, 0)) AS TotalLoanAmount,</text:p>
      <text:p text:style-name="P12">ROUND(SAFE_DIVIDE(SUM(IFNULL(A.CMNonStarterLoanAmount, 0)), SUM(IFNULL(A.M3DisbursedLoanAmount, 0))) * 100.00, 2) AS LoanAmountPer,</text:p>
      <text:p text:style-name="P12">SUM(IFNULL(A.CMNonStarterLoanCount, 0)) AS nonStarterloancount,</text:p>
      <text:p text:style-name="P12">SUM(IFNULL(A.M3DisbursedLoanAmount, 0)) AS TotalLoanCount,</text:p>
      <text:p text:style-name="P12"><text:soft-page-break/>ROUND(SAFE_DIVIDE(SUM(IFNULL(A.CMNonStarterLoanCount, 0)), SUM(IFNULL(A.M3DisbursedLoanAmount, 0))) * 100.00, 2) AS LoanCountPer,</text:p>
      <text:p text:style-name="P12">SUM(IFNULL(A.CMNSPARAmt, 0)) AS nonStarterPARAmt, </text:p>
      <text:p text:style-name="P12">SUM(IFNULL(A.M3PARAmt, 0)) AS TotalPARAmount,</text:p>
      <text:p text:style-name="P12">ROUND(SAFE_DIVIDE(SUM(IFNULL(A.CMNSPARAmt, 0)), SUM(IFNULL(A.M3PARAmt, 0))) * 100.00, 2) AS LoanPARPer</text:p>
      <text:p text:style-name="P12">FROM data-analytics-336013.nonstarter.NonStarterDashboardSummary A</text:p>
      <text:p text:style-name="P12">WHERE A.RunningDate = LAST_DAY(DATE_ADD( '2024-05-08' , INTERVAL -1 MONTH)) <text:s/>and (A.ModelID) in ('PRAGAT', 'SHG', 'SP' ) GROUP BY A.StateID,IFNULL(A.StateName, A.StateID) </text:p>
      <text:p text:style-name="P12"/>
      <text:p text:style-name="P12"/>
      <text:p text:style-name="P5"><text:span text:style-name="T3">3.</text:span>Modelwise Non Starter</text:p>
      <text:p text:style-name="P12"/>
      <text:p text:style-name="P12">SELECT L.ModelID, L.ModelDesc AS ModelName,</text:p>
      <text:p text:style-name="P13">SUM(CASE WHEN L.RunningDate = LAST_DAY(DATE_ADD( <text:s/>'2024-05-08' , INTERVAL -1 MONTH)) THEN L.M3DisbursedLoanCount ELSE 0 END) AS DisbursedloancountSubtractOneMonth,</text:p>
      <text:p text:style-name="P13">SUM(CASE WHEN L.RunningDate = LAST_DAY(DATE_ADD( '2024-05-08', , INTERVAL -2 MONTH)) THEN L.M3DisbursedLoanCount ELSE 0 END) AS DisbursedloancountSubtarctTwoMonth, </text:p>
      <text:p text:style-name="P13">SUM(CASE WHEN L.RunningDate = LAST_DAY(DATE_ADD( '2024-05-08' , INTERVAL -3 MONTH)) THEN L.M3DisbursedLoanCount ELSE 0 END) AS DisbursedloancountSubtarctThreeMonth, </text:p>
      <text:p text:style-name="P13">SUM(CASE WHEN L.RunningDate = LAST_DAY(DATE_ADD( '2024-05-08' , INTERVAL -1 MONTH)) THEN L.M3DisbursedLoanAmount ELSE 0 END) AS DisbursedLoanAmountSubtractOneMonth, </text:p>
      <text:p text:style-name="P13">SUM(CASE WHEN L.RunningDate = LAST_DAY(DATE_ADD( '2024-05-08' , INTERVAL -2 MONTH)) THEN L.M3DisbursedLoanAmount ELSE 0 END) AS DisbursedLoanAmountSubtarctTwoMonth,</text:p>
      <text:p text:style-name="P14"><text:span text:style-name="T2">SUM(CASE WHEN L.RunningDate = LAST_DAY(DATE_ADD( '2024-05-08' , INTERVAL -3 MONTH)) THEN L.M3DisbursedLoanAmount ELSE 0 END) AS DisbursedLoanAmountSubtarctThreeMonth</text:span></text:p>
      <text:p text:style-name="P12">FROM data-analytics-336013.nonstarter.NonStarterDashboardSummary L</text:p>
      <text:p text:style-name="P13">WHERE (L.RunningDate = LAST_DAY(DATE_ADD( '2024-05-08' , INTERVAL -1 MONTH)) </text:p>
      <text:p text:style-name="P13">OR L.RunningDate = LAST_DAY(DATE_ADD( '2024-05-08' , INTERVAL -2 MONTH))</text:p>
      <text:p text:style-name="P13">OR L.RunningDate = LAST_DAY(DATE_ADD( '2024-05-08' , INTERVAL -3 MONTH))) AND ModelID NOT IN('MSME') <text:s/>and (L.ModelID) in ('PRAGAT',</text:p>
      <text:p text:style-name="P13">'SHG', <text:s/>'SP') GROUP BY L.ModelID, L.ModelDesc</text:p>
      <text:p text:style-name="P13"/>
      <text:p text:style-name="P13"/>
      <text:p text:style-name="P6"><text:span text:style-name="T3">4.</text:span>Statewise Non Starter Trend</text:p>
      <text:p text:style-name="P13"/>
      <text:p text:style-name="P13"><text:s/>SELECT L.StateID, IFNULL(L.StateName, L.StateID) AS StateName,</text:p>
      <text:p text:style-name="P13">SUM(CASE WHEN L.RunningDate = LAST_DAY(DATE_ADD( '2024-05-08', INTERVAL -1 MONTH)) THEN L.M3DisbursedLoanCount ELSE 0 END) AS DisbursedloancountCurrentMonth,</text:p>
      <text:p text:style-name="P13">SUM(CASE WHEN L.RunningDate = LAST_DAY(DATE_ADD( '2024-05-08', INTERVAL -2 MONTH)) THEN L.M3DisbursedLoanCount ELSE 0 END) AS DisbursedloancountSubtarctOneMonth, </text:p>
      <text:p text:style-name="P13">SUM(CASE WHEN L.RunningDate = LAST_DAY(DATE_ADD( '2024-05-08', INTERVAL -3 MONTH)) THEN L.M3DisbursedLoanCount ELSE 0 END) AS DisbursedloancountSubtarctTwoMonth, </text:p>
      <text:p text:style-name="P13"><text:soft-page-break/>SUM(CASE WHEN L.RunningDate = LAST_DAY(DATE_ADD( '2024-05-08', INTERVAL -1 MONTH)) THEN L.M3DisbursedLoanAmount ELSE 0 END) AS DisbursedLoanAmountCurrentMonth, </text:p>
      <text:p text:style-name="P13">SUM(CASE WHEN L.RunningDate = LAST_DAY(DATE_ADD( '2024-05-08', INTERVAL -2 MONTH)) THEN L.M3DisbursedLoanAmount ELSE 0 END) AS DisbursedLoanAmountSubtarctOneMonth,</text:p>
      <text:p text:style-name="P13">SUM(CASE WHEN L.RunningDate = LAST_DAY(DATE_ADD( '2024-05-08', INTERVAL -3 MONTH)) THEN L.M3DisbursedLoanAmount ELSE 0 END) AS DisbursedLoanAmountSubtarctTwoMonth</text:p>
      <text:p text:style-name="P13">FROM data-analytics-336013.nonstarter.NonStarterDashboardSummary L</text:p>
      <text:p text:style-name="P13">WHERE (L.RunningDate = LAST_DAY(DATE_ADD( '2024-05-08', INTERVAL -1 MONTH)) </text:p>
      <text:p text:style-name="P13">OR L.RunningDate = LAST_DAY(DATE_ADD( '2024-05-08', INTERVAL -2 MONTH))</text:p>
      <text:p text:style-name="P13">OR L.RunningDate = LAST_DAY(DATE_ADD( '2024-05-08', INTERVAL -3 MONTH))) <text:s/>and (L.ModelID) in ('PRAGAT','SHG', 'SP') GROUP BY L.StateID, IFNULL(L.StateName, L.StateID) </text:p>
      <text:p text:style-name="P12"/>
      <text:p text:style-name="P12"/>
      <text:p text:style-name="P16">Summary</text:p>
      <text:p text:style-name="P16"/>
      <text:p text:style-name="P8"><text:span text:style-name="T17">5.</text:span> MOB <text:span text:style-name="T5">(Model )</text:span></text:p>
      <text:p text:style-name="P8"/>
      <text:p text:style-name="P16">SELECT L.ModelID, L.ModelDesc, L.MOBRowNo, </text:p>
      <text:p text:style-name="P16">COUNT(L.LoanID) AS NSLoanCount, SUM(L.LoanAmount) AS NSLoanAmount,</text:p>
      <text:p text:style-name="P16">SUM(L.CLODTot) AS NSODAmount, SUM(L.OSPrin) AS NSPARAmount,</text:p>
      <text:p text:style-name="P16">1 AS SortOrder </text:p>
      <text:p text:style-name="P16">FROM data-analytics-336013.nonstarter.NONStarterDashboardMOB L</text:p>
      <text:p text:style-name="P17">WHERE L.RunningDate = LAST_DAY(DATE_ADD(<text:span text:style-name="T6">'2024-05-08'</text:span>, INTERVAL -1 MONTH)) <text:s/></text:p>
      <text:p text:style-name="P17">AND L.IsWriteOffLoan = 0 <text:s/>and ModelID in (<text:span text:style-name="T6"> 'PRAGAT','SHG','SP'</text:span>) GROUP BY L.ModelID, L.ModelDesc, L.MOBRowNo <text:s/>UNION ALL SELECT 'Total' AS ModelID, 'Total' AS ModelDesc, L.MOBRowNo, </text:p>
      <text:p text:style-name="P16">COUNT(L.LoanID) AS NSLoanCount, SUM(L.LoanAmount) AS NSLoanAmount,</text:p>
      <text:p text:style-name="P16">SUM(L.CLODTot) AS NSODAmount, SUM(L.OSPrin) AS NSPARAmount,</text:p>
      <text:p text:style-name="P16">1 AS SortOrder </text:p>
      <text:p text:style-name="P16">FROM data-analytics-336013.nonstarter.NONStarterDashboardMOB L</text:p>
      <text:p text:style-name="P15"><text:span text:style-name="T4">WHERE L.RunningDate = LAST_DAY(DATE_ADD(</text:span><text:span text:style-name="T7">'2024-05-08'</text:span><text:span text:style-name="T4">, INTERVAL -1 MONTH)) </text:span></text:p>
      <text:p text:style-name="P17">AND L.IsWriteOffLoan = 0 <text:s/>and ModelID in (<text:span text:style-name="T6">'PRAGAT','SHG','SP'</text:span>) GROUP BY L.MOBRowNo ORDER BY ModelDesc, MOBRowNo </text:p>
      <text:p text:style-name="P17"/>
      <text:p text:style-name="P1"><text:span text:style-name="T8"><text:s/></text:span><text:span text:style-name="T13">6.</text:span><text:span text:style-name="T8">MOB </text:span><text:span text:style-name="T9">(</text:span><text:span text:style-name="T10">State</text:span><text:span text:style-name="T9"> )</text:span></text:p>
      <text:p text:style-name="P1"><text:span text:style-name="T9"/></text:p>
      <text:p text:style-name="P1"><text:span text:style-name="T9">SELECT L.StateID,L.StateName, L.MOBRowNo, </text:span></text:p>
      <text:p text:style-name="P1"><text:span text:style-name="T9">COUNT(L.LoanID) AS NSLoanCount, SUM(L.LoanAmount) AS NSLoanAmount,</text:span></text:p>
      <text:p text:style-name="P1"><text:span text:style-name="T9">SUM(L.CLODTot) AS NSODAmount, SUM(L.OSPrin) AS NSPARAmount,</text:span></text:p>
      <text:p text:style-name="P1"><text:span text:style-name="T9">1 AS SortOrder </text:span></text:p>
      <text:p text:style-name="P1"><text:span text:style-name="T9">FROM data-analytics-336013.nonstarter.NONStarterDashboardMOB L</text:span></text:p>
      <text:p text:style-name="P1"><text:span text:style-name="T9">WHERE L.RunningDate = LAST_DAY(DATE_ADD('2024-05-08', INTERVAL -1 MONTH)) <text:s/></text:span></text:p>
      <text:p text:style-name="P1"><text:span text:style-name="T9">AND L.IsWriteOffLoan = 0 <text:s/>and ModelID in (</text:span><text:span text:style-name="T8">'PRAGAT','SHG','SP'</text:span><text:span text:style-name="T9">) GROUP BY L.MOBRowNo,L.StateID,L.StateName <text:s/>UNION ALL SELECT 'Total' AS StateID, 'Total' AS StateName, L.MOBRowNo, </text:span></text:p>
      <text:p text:style-name="P1"><text:span text:style-name="T9">COUNT(L.LoanID) AS NSLoanCount, SUM(L.LoanAmount) AS NSLoanAmount,</text:span></text:p>
      <text:p text:style-name="P1"><text:span text:style-name="T9">SUM(L.CLODTot) AS NSODAmount, SUM(L.OSPrin) AS NSPARAmount,</text:span></text:p>
      <text:p text:style-name="P1"><text:span text:style-name="T9">2 AS SortOrder </text:span></text:p>
      <text:p text:style-name="P1"><text:span text:style-name="T9">FROM data-analytics-336013.nonstarter.NONStarterDashboardMOB L</text:span></text:p>
      <text:p text:style-name="P1"><text:soft-page-break/><text:span text:style-name="T9">WHERE L.RunningDate = LAST_DAY(DATE_ADD('2024-05-08', INTERVAL -1 MONTH)) </text:span></text:p>
      <text:p text:style-name="P1"><text:span text:style-name="T9">AND L.IsWriteOffLoan = 0 <text:s/>and ModelID in (</text:span><text:span text:style-name="T8">'PRAGAT','SHG','SP'</text:span><text:span text:style-name="T9">) GROUP BY L.MOBRowNo ORDER BY SortOrder,StateName 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7"><text:span text:style-name="T15">7.</text:span><text:span text:style-name="T14">Model</text:span></text:p>
      <text:p text:style-name="P1"><text:span text:style-name="T9"/></text:p>
      <text:p text:style-name="P1"><text:span text:style-name="T9"/></text:p>
      <text:p text:style-name="P1"><text:span text:style-name="T9">SELECT L.ModelID, L.ModelDesc AS model,</text:span></text:p>
      <text:p text:style-name="P2"><text:span text:style-name="T9">SUM(CASE WHEN L.RunningDate = LAST_DAY(DATE_ADD( '2024-04-01', INTERVAL 0 MONTH)) THEN L.M3DisbursedLoanCount ELSE 0 END) AS disbursedcount,</text:span></text:p>
      <text:p text:style-name="P2"><text:span text:style-name="T9">SUM(CASE WHEN L.RunningDate = LAST_DAY(DATE_ADD( '2024-04-01', INTERVAL 0 MONTH)) THEN L.M3DisbursedLoanAmount ELSE 0 END) AS disbursedamount,</text:span></text:p>
      <text:p text:style-name="P2"><text:span text:style-name="T9">SUM(CASE WHEN L.RunningDate = LAST_DAY(DATE_ADD( '2024-04-01', INTERVAL 0 MONTH)) THEN L.CMNonStarterLoanCount ELSE 0 END) AS nonstartercount,</text:span></text:p>
      <text:p text:style-name="P2"><text:span text:style-name="T9">SUM(CASE WHEN L.RunningDate = LAST_DAY(DATE_ADD( '2024-04-01', INTERVAL 0 MONTH)) THEN L.CMNonStarterLoanAmount ELSE 0 END) AS nonstarteramount,</text:span></text:p>
      <text:p text:style-name="P2"><text:span text:style-name="T9">SAFE_DIVIDE(SUM(CASE WHEN L.RunningDate = LAST_DAY(DATE_ADD( '2024-04-01', INTERVAL 0 MONTH)) THEN L.CMNonStarterLoanCount ELSE 0 END) * 100.00,</text:span></text:p>
      <text:p text:style-name="P2"><text:span text:style-name="T9">SUM(CASE WHEN L.RunningDate = LAST_DAY(DATE_ADD( '2024-04-01', INTERVAL 0 MONTH)) THEN L.M3DisbursedLoanCount ELSE 0 END)) AS countPer,</text:span></text:p>
      <text:p text:style-name="P2"><text:span text:style-name="T9">SAFE_DIVIDE(SUM(CASE WHEN L.RunningDate = LAST_DAY(DATE_ADD( '2024-04-01', INTERVAL 0 MONTH)) THEN L.CMNonStarterLoanAmount ELSE 0 END) * 100.00,</text:span></text:p>
      <text:p text:style-name="P2"><text:span text:style-name="T9">SUM(CASE WHEN L.RunningDate = LAST_DAY(DATE_ADD( '2024-04-01', INTERVAL 0 MONTH)) THEN L.M3DisbursedLoanAmount ELSE 0 END)) AS amountPer,</text:span></text:p>
      <text:p text:style-name="P1"><text:span text:style-name="T9">1 AS sortOrder</text:span></text:p>
      <text:p text:style-name="P1"><text:span text:style-name="T9">FROM data-analytics-336013.nonstarter.NonStarterDashboardSummary L</text:span></text:p>
      <text:p text:style-name="P2"><text:span text:style-name="T9">WHERE L.RunningDate = LAST_DAY(DATE_ADD( '2024-04-01', INTERVAL 0 MONTH)) AND ModelID NOT IN('MSME') <text:s text:c="2"/>and ModelID in ('PRAGAT','SHG','SP')GROUP BY L.ModelID, L.ModelDesc UNION ALL <text:s text:c="2"/>SELECT 'Total' AS StateID, 'Total' AS model,</text:span></text:p>
      <text:p text:style-name="P2"><text:span text:style-name="T9">SUM(CASE WHEN L.RunningDate = LAST_DAY(DATE_ADD('2024-04-01', INTERVAL 0 MONTH)) THEN L.M3DisbursedLoanCount ELSE 0 END) AS disbursedcount,</text:span></text:p>
      <text:p text:style-name="P2"><text:span text:style-name="T9">SUM(CASE WHEN L.RunningDate = LAST_DAY(DATE_ADD('2024-04-01', INTERVAL 0 MONTH)) THEN L.M3DisbursedLoanAmount ELSE 0 END) AS disbursedamount,</text:span></text:p>
      <text:p text:style-name="P2"><text:span text:style-name="T9">SUM(CASE WHEN L.RunningDate = LAST_DAY(DATE_ADD('2024-04-01', INTERVAL 0 MONTH)) THEN L.CMNonStarterLoanCount ELSE 0 END) AS nonstartercount,</text:span></text:p>
      <text:p text:style-name="P2"><text:span text:style-name="T9">SUM(CASE WHEN L.RunningDate = LAST_DAY(DATE_ADD('2024-04-01', INTERVAL 0 MONTH)) THEN L.CMNonStarterLoanAmount ELSE 0 END) AS nonstarteramount,</text:span></text:p>
      <text:p text:style-name="P2"><text:span text:style-name="T9">SAFE_DIVIDE(SUM(CASE WHEN L.RunningDate = LAST_DAY(DATE_ADD('2024-04-01', INTERVAL 0 MONTH)) THEN L.CMNonStarterLoanCount ELSE 0 END) * 100.00,</text:span></text:p>
      <text:p text:style-name="P2"><text:span text:style-name="T9">SUM(CASE WHEN L.RunningDate = LAST_DAY(DATE_ADD('2024-04-01', INTERVAL 0 MONTH)) THEN L.M3DisbursedLoanCount ELSE 0 END)) AS countPer,</text:span></text:p>
      <text:p text:style-name="P2"><text:span text:style-name="T9">SAFE_DIVIDE(SUM(CASE WHEN L.RunningDate = LAST_DAY(DATE_ADD('2024-04-01', INTERVAL 0 MONTH)) THEN L.CMNonStarterLoanAmount ELSE 0 END) * 100.00,</text:span></text:p>
      <text:p text:style-name="P2"><text:span text:style-name="T9">SUM(CASE WHEN L.RunningDate = LAST_DAY(DATE_ADD('2024-04-01', INTERVAL 0 MONTH)) THEN L.M3DisbursedLoanAmount ELSE 0 END)) AS amountPer,</text:span></text:p>
      <text:p text:style-name="P1"><text:span text:style-name="T9">2 AS sortOrder</text:span></text:p>
      <text:p text:style-name="P1"><text:span text:style-name="T9">FROM data-analytics-336013.nonstarter.NonStarterDashboardSummary L</text:span></text:p>
      <text:p text:style-name="P2"><text:span text:style-name="T9">WHERE L.RunningDate = LAST_DAY(DATE_ADD('2024-04-01', INTERVAL 0 MONTH)) AND ModelID NOT IN('MSME') <text:s/>and ModelID in ('PRAGAT','SHG','SP') order by sortOrder <text:s/></text:span></text:p>
      <text:p text:style-name="P2"><text:span text:style-name="T9"/></text:p>
      <text:p text:style-name="P2"><text:soft-page-break/><text:span text:style-name="T9"/></text:p>
      <text:p text:style-name="P18"><text:span text:style-name="T13">8.</text:span><text:span text:style-name="T9">S</text:span><text:span text:style-name="T11">tate</text:span></text:p>
      <text:p text:style-name="P2"><text:span text:style-name="T9"/></text:p>
      <text:p text:style-name="P2"><text:span text:style-name="T9">SELECT L.StateID, IFNULL(L.StateName, L.StateID) AS StateName,</text:span></text:p>
      <text:p text:style-name="P2"><text:span text:style-name="T9">SUM(CASE WHEN L.RunningDate = LAST_DAY(DATE_ADD('2024-04-30', INTERVAL 0 MONTH)) THEN L.M3DisbursedLoanCount ELSE 0 END) AS disbursedcount,</text:span></text:p>
      <text:p text:style-name="P2"><text:span text:style-name="T9">SUM(CASE WHEN L.RunningDate = LAST_DAY(DATE_ADD('2024-04-30', INTERVAL 0 MONTH)) THEN L.M3DisbursedLoanAmount ELSE 0 END) AS disbursedamount,</text:span></text:p>
      <text:p text:style-name="P2"><text:span text:style-name="T9">SUM(CASE WHEN L.RunningDate = LAST_DAY(DATE_ADD('2024-04-30', INTERVAL 0 MONTH)) THEN L.CMNonStarterLoanCount ELSE 0 END) AS nonstartercount,</text:span></text:p>
      <text:p text:style-name="P2"><text:span text:style-name="T9">SUM(CASE WHEN L.RunningDate = LAST_DAY(DATE_ADD('2024-04-30', INTERVAL 0 MONTH)) THEN L.CMNonStarterLoanAmount ELSE 0 END) AS nonstarteramount,</text:span></text:p>
      <text:p text:style-name="P2"><text:span text:style-name="T9">SAFE_DIVIDE(SUM(CASE WHEN L.RunningDate = LAST_DAY(DATE_ADD('2024-04-30', INTERVAL 0 MONTH)) THEN L.CMNonStarterLoanCount ELSE 0 END) * 100.00,</text:span></text:p>
      <text:p text:style-name="P2"><text:span text:style-name="T9">SUM(CASE WHEN L.RunningDate = LAST_DAY(DATE_ADD('2024-04-30', INTERVAL 0 MONTH)) THEN L.M3DisbursedLoanCount ELSE 0 END)) AS countPer,</text:span></text:p>
      <text:p text:style-name="P2"><text:span text:style-name="T9">SAFE_DIVIDE(SUM(CASE WHEN L.RunningDate = LAST_DAY(DATE_ADD('2024-04-30', INTERVAL 0 MONTH)) THEN L.CMNonStarterLoanAmount ELSE 0 END) * 100.00,</text:span></text:p>
      <text:p text:style-name="P2"><text:span text:style-name="T9">SUM(CASE WHEN L.RunningDate = LAST_DAY(DATE_ADD('2024-04-30', INTERVAL 0 MONTH)) THEN L.M3DisbursedLoanAmount ELSE 0 END)) AS amountPer,</text:span></text:p>
      <text:p text:style-name="P2"><text:span text:style-name="T9">1 AS sortOrder</text:span></text:p>
      <text:p text:style-name="P2"><text:span text:style-name="T9">FROM data-analytics-336013.nonstarter.NonStarterDashboardSummary L</text:span></text:p>
      <text:p text:style-name="P2"><text:span text:style-name="T9">WHERE L.RunningDate = LAST_DAY(DATE_ADD('2024-04-30', INTERVAL 0 MONTH)) <text:s text:c="2"/>and (L.ModelID) in ('PRAGAT','SHG','SP')GROUP BY L.StateID, IFNULL(L.StateName, L.StateID) UNION ALL <text:s text:c="2"/>SELECT 'Total' AS <text:s/>StateID, 'Total' AS StateName,</text:span></text:p>
      <text:p text:style-name="P2"><text:span text:style-name="T9">SUM(CASE WHEN L.RunningDate = LAST_DAY(DATE_ADD('2024-04-30', INTERVAL 0 MONTH)) THEN L.M3DisbursedLoanCount ELSE 0 END) AS disbursedcount,</text:span></text:p>
      <text:p text:style-name="P2"><text:span text:style-name="T9">SUM(CASE WHEN L.RunningDate = LAST_DAY(DATE_ADD('2024-04-30', INTERVAL 0 MONTH)) THEN L.M3DisbursedLoanAmount ELSE 0 END) AS disbursedamount,</text:span></text:p>
      <text:p text:style-name="P2"><text:span text:style-name="T9">SUM(CASE WHEN L.RunningDate = LAST_DAY(DATE_ADD('2024-04-30', INTERVAL 0 MONTH)) THEN L.CMNonStarterLoanCount ELSE 0 END) AS nonstartercount,</text:span></text:p>
      <text:p text:style-name="P2"><text:span text:style-name="T9">SUM(CASE WHEN L.RunningDate = LAST_DAY(DATE_ADD('2024-04-30', INTERVAL 0 MONTH)) THEN L.CMNonStarterLoanAmount ELSE 0 END) AS nonstarteramount,</text:span></text:p>
      <text:p text:style-name="P2"><text:span text:style-name="T9">SAFE_DIVIDE(SUM(CASE WHEN L.RunningDate = LAST_DAY(DATE_ADD('2024-04-30', INTERVAL 0 MONTH)) THEN L.CMNonStarterLoanCount ELSE 0 END) * 100.00,</text:span></text:p>
      <text:p text:style-name="P2"><text:span text:style-name="T9">SUM(CASE WHEN L.RunningDate = LAST_DAY(DATE_ADD('2024-04-30', INTERVAL 0 MONTH)) THEN L.M3DisbursedLoanCount ELSE 0 END)) AS countPer,</text:span></text:p>
      <text:p text:style-name="P2"><text:span text:style-name="T9">SAFE_DIVIDE(SUM(CASE WHEN L.RunningDate = LAST_DAY(DATE_ADD('2024-04-30', INTERVAL 0 MONTH)) THEN L.CMNonStarterLoanAmount ELSE 0 END) * 100.00,</text:span></text:p>
      <text:p text:style-name="P2"><text:span text:style-name="T9">SUM(CASE WHEN L.RunningDate = LAST_DAY(DATE_ADD('2024-04-30', INTERVAL 0 MONTH)) THEN L.M3DisbursedLoanAmount ELSE 0 END)) AS amountPer,</text:span></text:p>
      <text:p text:style-name="P2"><text:span text:style-name="T9">2 AS sortOrder</text:span></text:p>
      <text:p text:style-name="P2"><text:span text:style-name="T9">FROM data-analytics-336013.nonstarter.NonStarterDashboardSummary L</text:span></text:p>
      <text:p text:style-name="P2"><text:span text:style-name="T9">WHERE L.RunningDate = LAST_DAY(DATE_ADD('2024-04-30', INTERVAL 0 MONTH)) <text:s/>and (L.ModelID) in ('PRAGAT','SHG','SP') order by sortOrder,stateNam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9T17:14:55.835863744</meta:creation-date>
    <dc:date>2024-05-09T19:47:50.214812743</dc:date>
    <meta:editing-duration>PT1H10M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6" meta:paragraph-count="154" meta:word-count="1706" meta:character-count="16316" meta:non-whitespace-character-count="14694"/>
  </office:meta>
</office:document-meta>
</file>